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Listenabsatz" style:list-style-name="LFO1" style:family="paragraph">
      <style:text-properties fo:language="en" fo:country="US"/>
    </style:style>
    <style:style style:name="P3" style:parent-style-name="Listenabsatz" style:list-style-name="LFO1" style:family="paragraph">
      <style:text-properties fo:language="en" fo:country="US"/>
    </style:style>
    <style:style style:name="P4" style:parent-style-name="Listenabsatz" style:list-style-name="LFO1" style:family="paragraph">
      <style:text-properties fo:language="en" fo:country="US"/>
    </style:style>
    <style:style style:name="P5" style:parent-style-name="Listenabsatz" style:list-style-name="LFO1" style:family="paragraph">
      <style:text-properties fo:language="en" fo:country="US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>
      <style:text-properties fo:language="en" fo:country="US"/>
    </style:style>
    <style:style style:name="P8" style:parent-style-name="Listenabsatz" style:list-style-name="LFO1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</office:automatic-styles>
  <office:body>
    <office:text text:use-soft-page-breaks="true">
      <text:p text:style-name="P1">Funktionalitäten Organicer</text:p>
      <text:list text:style-name="LFO1" text:continue-numbering="true">
        <text:list-item>
          <text:p text:style-name="P2">Einloggen mit Benutzer-Login oder neue Erstellung</text:p>
        </text:list-item>
        <text:list-item>
          <text:p text:style-name="P3">Stundenplanabfrage von Webuntis über API</text:p>
        </text:list-item>
        <text:list-item>
          <text:p text:style-name="P4">Idee: Mann kann zu einem beliebigen Tag der Woche zu jeder Stunde unterlagen hochladen, notizen und Mitschriften zur Verfügung stellen</text:p>
        </text:list-item>
        <text:list-item>
          <text:p text:style-name="P5">Man kann Information posten, die von anderen confirmend warden können(like pr0gram)</text:p>
        </text:list-item>
        <text:list-item>
          <text:p text:style-name="P6">Chat</text:p>
        </text:list-item>
        <text:list-item>
          <text:p text:style-name="P7">Termine, hausübungen, test, veranstaltungen eintragen</text:p>
        </text:list-item>
        <text:list-item>
          <text:p text:style-name="P8">Einträge sind für alle Personen in der Klasse verfügbar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Buchinger</meta:initial-creator>
    <dc:creator>Eric Buchinger</dc:creator>
    <meta:creation-date>2017-09-21T11:28:00Z</meta:creation-date>
    <dc:date>2017-09-21T11:31:00Z</dc:date>
    <meta:template xlink:href="Normal.dotm" xlink:type="simple"/>
    <meta:editing-cycles>1</meta:editing-cycles>
    <meta:editing-duration>PT0S</meta:editing-duration>
    <meta:document-statistic meta:page-count="1" meta:paragraph-count="1" meta:word-count="62" meta:character-count="452" meta:row-count="3" meta:non-whitespace-character-count="391"/>
  </office:meta>
</office:document-meta>
</file>